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1">
      <style:text-properties fo:language="nl" fo:country="NL"/>
    </style:style>
    <style:style style:family="paragraph" style:name="a442">
      <style:paragraph-properties/>
    </style:style>
    <style:style style:family="table-cell" style:name="a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2">
      <style:text-properties fo:language="nl" fo:country="NL"/>
    </style:style>
    <style:style style:family="text" style:name="a445">
      <style:text-properties fo:language="nl" fo:country="NL"/>
    </style:style>
    <style:style style:family="paragraph" style:name="a493">
      <style:paragraph-properties/>
    </style:style>
    <style:style style:family="paragraph" style:name="a446">
      <style:paragraph-properties/>
    </style:style>
    <style:style style:family="table-cell" style:name="a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6">
      <style:text-properties fo:language="nl" fo:country="NL"/>
    </style:style>
    <style:style style:family="text" style:name="a449">
      <style:text-properties fo:language="nl" fo:country="NL"/>
    </style:style>
    <style:style style:family="paragraph" style:name="a497">
      <style:paragraph-properties/>
    </style:style>
    <style:style style:family="table-cell" style:name="a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10">
      <style:paragraph-properties/>
    </style:style>
    <style:style style:family="table-cell" style:name="a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3">
      <style:text-properties fo:language="nl" fo:country="NL"/>
    </style:style>
    <style:style style:family="paragraph" style:name="a514">
      <style:paragraph-properties/>
    </style:style>
    <style:style style:family="table-cell" style:name="a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7">
      <style:text-properties fo:language="nl" fo:country="NL"/>
    </style:style>
    <style:style style:family="paragraph" style:name="a518">
      <style:paragraph-properties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53">
      <style:table-row-properties style:row-height="0.54263in"/>
    </style:style>
    <style:style style:family="text" style:name="a454">
      <style:text-properties fo:language="nl" fo:country="NL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8">
      <style:text-properties fo:language="nl" fo:country="NL"/>
    </style:style>
    <style:style style:family="paragraph" style:name="a459">
      <style:paragraph-properties/>
    </style:style>
    <style:style style:family="table-cell" style:name="a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language="nl" fo:country="NL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language="nl" fo:country="NL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/>
    </style:style>
    <style:style style:family="table-cell" style:name="a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70">
      <style:table-row-properties style:row-height="0.54263in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language="nl" fo:country="NL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language="nl" fo:country="NL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9">
      <style:text-properties fo:language="nl" fo:country="NL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31">
      <style:table-properties style:writing-mode="lr-tb"/>
    </style:style>
    <style:style style:family="table-column" style:name="a432">
      <style:table-column-properties style:column-width="2.875in"/>
    </style:style>
    <style:style style:family="paragraph" style:name="a480">
      <style:paragraph-properties/>
    </style:style>
    <style:style style:family="table-column" style:name="a433">
      <style:table-column-properties style:column-width="2.875in"/>
    </style:style>
    <style:style style:family="table-column" style:name="a434">
      <style:table-column-properties style:column-width="2.875in"/>
    </style:style>
    <style:style style:family="table-cell" style:name="a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435">
      <style:table-column-properties style:column-width="2.875in"/>
    </style:style>
    <style:style style:family="text" style:name="a483">
      <style:text-properties fo:language="nl" fo:country="NL"/>
    </style:style>
    <style:style style:family="table-row" style:name="a436">
      <style:table-row-properties style:row-height="0.54263in"/>
    </style:style>
    <style:style style:family="paragraph" style:name="a484">
      <style:paragraph-properties/>
    </style:style>
    <style:style style:family="text" style:name="a437">
      <style:text-properties fo:language="nl" fo:country="NL"/>
    </style:style>
    <style:style style:family="paragraph" style:name="a438">
      <style:paragraph-properties/>
    </style:style>
    <style:style style:family="table-cell" style:name="a4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87">
      <style:table-row-properties style:row-height="0.54263in"/>
    </style:style>
    <style:style style:family="text" style:name="a488">
      <style:text-properties fo:language="nl" fo:country="NL"/>
    </style:style>
    <style:style style:family="paragraph" style:name="a489">
      <style:paragraph-properties/>
    </style:style>
    <style:style style:family="text" style:name="a500">
      <style:text-properties fo:language="nl" fo:country="NL"/>
    </style:style>
    <style:style style:family="paragraph" style:name="a501">
      <style:paragraph-properties/>
    </style:style>
    <style:style style:family="table-cell" style:name="a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04">
      <style:table-row-properties style:row-height="0.54263in"/>
    </style:style>
    <style:style style:family="text" style:name="a505">
      <style:text-properties fo:language="nl" fo:country="NL"/>
    </style:style>
    <style:style style:family="paragraph" style:name="a506">
      <style:paragraph-properties/>
    </style:style>
    <style:style style:family="table-cell" style:name="a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language="nl" fo:country="NL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/>
    <text:list-style style:name="a519"/>
    <text:list-style style:name="a473"/>
    <text:list-style style:name="a477"/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/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/>
    <text:list-style style:name="a490"/>
    <text:list-style style:name="a447"/>
    <text:list-style style:name="a494"/>
    <text:list-style style:name="a507"/>
    <text:list-style style:name="a460"/>
    <text:list-style style:name="a498"/>
    <text:list-style style:name="a464"/>
    <text:list-style style:name="a468"/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/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/>
    <text:list-style style:name="a485"/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/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/>
    <text:list-style style:name="a456"/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presentation:style-name="a369" draw:name="Title 1" svg:x="1.66667in" svg:y="1.22743in" svg:width="10in" svg:height="2.61111in" presentation:class="title" presentation:placeholder="false">
          <draw:text-box>
            <text:p text:style-name="a368" text:class-names="" text:cond-style-name=""><text:span text:style-name="a366" text:class-names="">intro</text:span><text:span text:style-name="a367" text:class-names=""/></text:p>
          </draw:text-box>
          <svg:title/>
          <svg:desc/>
        </draw:frame>
        <draw:frame draw:id="id64" presentation:style-name="a37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71" draw:master-page-name="Master1-Layout2-obj-Title-and-Content" presentation:presentation-page-layout-name="Master1-PPL2" draw:id="Slide-257">
        <draw:frame draw:id="id65" presentation:style-name="a375" draw:name="Title 1" svg:x="0.91667in" svg:y="0.39931in" svg:width="11.5in" svg:height="1.44965in" presentation:class="title" presentation:placeholder="false">
          <draw:text-box>
            <text:p text:style-name="a374" text:class-names="" text:cond-style-name=""><text:span text:style-name="a372" text:class-names="">inleiding</text:span><text:span text:style-name="a373" text:class-names=""/></text:p>
          </draw:text-box>
          <svg:title/>
          <svg:desc/>
        </draw:frame>
        <draw:frame draw:id="id66" presentation:style-name="a407" draw:name="Content Placeholder 2" svg:x="0.91667in" svg:y="1.99653in" svg:width="11.5in" svg:height="4.75868in" presentation:class="outline" presentation:placeholder="false">
          <draw:text-box>
            <text:list text:style-name="a379">
              <text:list-item>
                <text:p text:style-name="a378" text:class-names="" text:cond-style-name=""><text:span text:style-name="a376" text:class-names="">Stepper-motor</text:span><text:span text:style-name="a377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0" text:class-names="">Toepassingen</text:span><text:span text:style-name="a381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Demonstratsie</text:span><text:span text:style-name="a385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Vergelijkingen</text:span><text:span text:style-name="a389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2" text:class-names="">Hardware</text:span><text:span text:style-name="a393" text:class-names=""><text:s text:c="1"/></text:span><text:span text:style-name="a394" text:class-names="">architectuur</text:span><text:span text:style-name="a395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8" text:class-names="">Bronne</text:span><text:span text:style-name="a399" text:class-names="">n</text:span><text:span text:style-name="a400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3" text:class-names="">Conclusie</text:span><text:span text:style-name="a404" text:class-names=""/></text:p>
              </text:list-item>
            </text:list>
          </draw:text-box>
          <svg:title/>
          <svg:desc/>
        </draw:frame>
      </draw:page>
      <draw:page draw:name="Slide4" draw:style-name="a408" draw:master-page-name="Master1-Layout2-obj-Title-and-Content" presentation:presentation-page-layout-name="Master1-PPL2" draw:id="Slide-259">
        <draw:frame draw:id="id67" presentation:style-name="a412" draw:name="Title 1" svg:x="0.91667in" svg:y="0.39931in" svg:width="11.5in" svg:height="1.44965in" presentation:class="title" presentation:placeholder="false">
          <draw:text-box>
            <text:p text:style-name="a411" text:class-names="" text:cond-style-name=""><text:span text:style-name="a409" text:class-names="">Stepper-motor</text:span><text:span text:style-name="a410" text:class-names=""/></text:p>
          </draw:text-box>
          <svg:title/>
          <svg:desc/>
        </draw:frame>
        <draw:frame draw:id="id68" presentation:style-name="a413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414" draw:master-page-name="Master1-Layout2-obj-Title-and-Content" presentation:presentation-page-layout-name="Master1-PPL2" draw:id="Slide-261">
        <draw:frame draw:id="id69" presentation:style-name="a418" draw:name="Titel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5" text:class-names="">Toepassingen</text:span><text:span text:style-name="a416" text:class-names=""/></text:p>
          </draw:text-box>
          <svg:title/>
          <svg:desc/>
        </draw:frame>
        <draw:frame draw:id="id70" presentation:style-name="a419" draw:name="Tijdelijke aanduiding voor inhoud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420" draw:master-page-name="Master1-Layout2-obj-Title-and-Content" presentation:presentation-page-layout-name="Master1-PPL2" draw:id="Slide-262">
        <draw:frame draw:id="id71" presentation:style-name="a424" draw:name="Titel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1" text:class-names="">Demonstratie</text:span><text:span text:style-name="a422" text:class-names=""/></text:p>
          </draw:text-box>
          <svg:title/>
          <svg:desc/>
        </draw:frame>
        <draw:frame draw:id="id72" presentation:style-name="a425" draw:name="Tijdelijke aanduiding voor inhoud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426" draw:master-page-name="Master1-Layout2-obj-Title-and-Content" presentation:presentation-page-layout-name="Master1-PPL2" draw:id="Slide-258">
        <draw:frame draw:id="id73" presentation:style-name="a430" draw:name="Title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Vergelijkingen</text:span><text:span text:style-name="a428" text:class-names=""/></text:p>
          </draw:text-box>
          <svg:title/>
          <svg:desc/>
        </draw:frame>
        <draw:frame draw:id="id74" draw:name="Tijdelijke aanduiding voor inhoud 3" svg:x="0.91667in" svg:y="1.99653in" svg:width="11.5in" svg:height="2.71315in" presentation:class="table" presentation:placeholder="false">
          <table:table table:style-name="a43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32" table:default-cell-style-name=""/>
            <table:table-column table:style-name="a433" table:default-cell-style-name=""/>
            <table:table-column table:style-name="a434" table:default-cell-style-name=""/>
            <table:table-column table:style-name="a435" table:default-cell-style-name=""/>
            <table:table-row table:style-name="a436" table:default-cell-style-name="">
              <table:table-cell table:style-name="a440">
                <text:list text:style-name="a439">
                  <text:list-item>
                    <text:p text:style-name="a438" text:class-names="" text:cond-style-name=""><text:span text:style-name="a437" text:class-names="">Naam</text:span></text:p>
                  </text:list-item>
                </text:list>
              </table:table-cell>
              <table:table-cell table:style-name="a444">
                <text:list text:style-name="a443">
                  <text:list-item>
                    <text:p text:style-name="a442" text:class-names="" text:cond-style-name=""><text:span text:style-name="a441" text:class-names="">Stepper-motor</text:span></text:p>
                  </text:list-item>
                </text:list>
              </table:table-cell>
              <table:table-cell table:style-name="a448">
                <text:list text:style-name="a447">
                  <text:list-item>
                    <text:p text:style-name="a446" text:class-names="" text:cond-style-name=""><text:span text:style-name="a445" text:class-names="">Servo-motor</text:span></text:p>
                  </text:list-item>
                </text:list>
              </table:table-cell>
              <table:table-cell table:style-name="a452">
                <text:list text:style-name="a451">
                  <text:list-item>
                    <text:p text:style-name="a450" text:class-names="" text:cond-style-name=""><text:span text:style-name="a449" text:class-names="">DC motor</text:span></text:p>
                  </text:list-item>
                </text:list>
              </table:table-cell>
            </table:table-row>
            <table:table-row table:style-name="a453" table:default-cell-style-name="">
              <table:table-cell table:style-name="a457">
                <text:list text:style-name="a456">
                  <text:list-item>
                    <text:p text:style-name="a455" text:class-names="" text:cond-style-name=""><text:span text:style-name="a454" text:class-names=""/></text:p>
                  </text:list-item>
                </text:list>
              </table:table-cell>
              <table:table-cell table:style-name="a461">
                <text:list text:style-name="a460">
                  <text:list-item>
                    <text:p text:style-name="a459" text:class-names="" text:cond-style-name=""><text:span text:style-name="a458" text:class-names=""/></text:p>
                  </text:list-item>
                </text:list>
              </table:table-cell>
              <table:table-cell table:style-name="a465">
                <text:list text:style-name="a464">
                  <text:list-item>
                    <text:p text:style-name="a463" text:class-names="" text:cond-style-name=""><text:span text:style-name="a462" text:class-names=""/></text:p>
                  </text:list-item>
                </text:list>
              </table:table-cell>
              <table:table-cell table:style-name="a469">
                <text:list text:style-name="a468">
                  <text:list-item>
                    <text:p text:style-name="a467" text:class-names="" text:cond-style-name=""><text:span text:style-name="a466" text:class-names=""/></text:p>
                  </text:list-item>
                </text:list>
              </table:table-cell>
            </table:table-row>
            <table:table-row table:style-name="a470" table:default-cell-style-name="">
              <table:table-cell table:style-name="a474">
                <text:list text:style-name="a473">
                  <text:list-item>
                    <text:p text:style-name="a472" text:class-names="" text:cond-style-name=""><text:span text:style-name="a471" text:class-names=""/></text:p>
                  </text:list-item>
                </text:list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5" text:class-names=""/></text:p>
                  </text:list-item>
                </text:list>
              </table:table-cell>
              <table:table-cell table:style-name="a482">
                <text:list text:style-name="a481">
                  <text:list-item>
                    <text:p text:style-name="a480" text:class-names="" text:cond-style-name=""><text:span text:style-name="a479" text:class-names=""/></text:p>
                  </text:list-item>
                </text:list>
              </table:table-cell>
              <table:table-cell table:style-name="a486">
                <text:list text:style-name="a485">
                  <text:list-item>
                    <text:p text:style-name="a484" text:class-names="" text:cond-style-name=""><text:span text:style-name="a483" text:class-names=""/></text:p>
                  </text:list-item>
                </text:list>
              </table:table-cell>
            </table:table-row>
            <table:table-row table:style-name="a487" table:default-cell-style-name="">
              <table:table-cell table:style-name="a491">
                <text:list text:style-name="a490">
                  <text:list-item>
                    <text:p text:style-name="a489" text:class-names="" text:cond-style-name=""><text:span text:style-name="a488" text:class-names=""/></text:p>
                  </text:list-item>
                </text:list>
              </table:table-cell>
              <table:table-cell table:style-name="a495">
                <text:list text:style-name="a494">
                  <text:list-item>
                    <text:p text:style-name="a493" text:class-names="" text:cond-style-name=""><text:span text:style-name="a492" text:class-names=""/></text:p>
                  </text:list-item>
                </text:list>
              </table:table-cell>
              <table:table-cell table:style-name="a499">
                <text:list text:style-name="a498">
                  <text:list-item>
                    <text:p text:style-name="a497" text:class-names="" text:cond-style-name=""><text:span text:style-name="a496" text:class-names=""/></text:p>
                  </text:list-item>
                </text:list>
              </table:table-cell>
              <table:table-cell table:style-name="a503">
                <text:list text:style-name="a502">
                  <text:list-item>
                    <text:p text:style-name="a501" text:class-names="" text:cond-style-name=""><text:span text:style-name="a500" text:class-names=""/></text:p>
                  </text:list-item>
                </text:list>
              </table:table-cell>
            </table:table-row>
            <table:table-row table:style-name="a504" table:default-cell-style-name="">
              <table:table-cell table:style-name="a508">
                <text:list text:style-name="a507">
                  <text:list-item>
                    <text:p text:style-name="a506" text:class-names="" text:cond-style-name=""><text:span text:style-name="a505" text:class-names=""/></text:p>
                  </text:list-item>
                </text:list>
              </table:table-cell>
              <table:table-cell table:style-name="a512">
                <text:list text:style-name="a511">
                  <text:list-item>
                    <text:p text:style-name="a510" text:class-names="" text:cond-style-name=""><text:span text:style-name="a509" text:class-names=""/></text:p>
                  </text:list-item>
                </text:list>
              </table:table-cell>
              <table:table-cell table:style-name="a516">
                <text:list text:style-name="a515">
                  <text:list-item>
                    <text:p text:style-name="a514" text:class-names="" text:cond-style-name=""><text:span text:style-name="a513" text:class-names=""/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8" draw:style-name="a521" draw:master-page-name="Master1-Layout2-obj-Title-and-Content" presentation:presentation-page-layout-name="Master1-PPL2" draw:id="Slide-263">
        <draw:frame draw:id="id75" presentation:style-name="a526" draw:name="Titel 1" svg:x="0.91667in" svg:y="0.39931in" svg:width="11.5in" svg:height="1.44965in" presentation:class="title" presentation:placeholder="false">
          <draw:text-box>
            <text:p text:style-name="a525" text:class-names="" text:cond-style-name=""><text:span text:style-name="a522" text:class-names="">Hardwarearchitectuur</text:span><text:span text:style-name="a523" text:class-names=""><text:tab/></text:span><text:span text:style-name="a524" text:class-names=""/></text:p>
          </draw:text-box>
          <svg:title/>
          <svg:desc/>
        </draw:frame>
        <draw:frame draw:id="id76" presentation:style-name="a543" draw:name="Tijdelijke aanduiding voor inhoud 2" svg:x="0.91667in" svg:y="1.99653in" svg:width="11.5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27" text:class-names="">Plaats hier<text:s text:c="1"/></text:span><text:span text:style-name="a528" text:class-names="">tinkercad</text:span><text:span text:style-name="a529" text:class-names=""><text:s text:c="1"/></text:span><text:span text:style-name="a530" text:class-names="">ss</text:span><text:span text:style-name="a531" text:class-names=""><text:s text:c="1"/></text:span><text:span text:style-name="a532" text:class-names="">en</text:span><text:span text:style-name="a533" text:class-names=""><text:s text:c="1"/></text:span><text:span text:style-name="a534" text:class-names="">een</text:span><text:span text:style-name="a535" text:class-names=""><text:s text:c="1"/></text:span><text:span text:style-name="a536" text:class-names="">foto</text:span><text:span text:style-name="a537" text:class-names=""><text:s text:c="1"/></text:span><text:span text:style-name="a538" text:class-names="">van de opstelling<text:s text:c="1"/></text:span><text:span text:style-name="a539" text:class-names="">irl</text:span><text:span text:style-name="a540" text:class-names=""/></text:p>
              </text:list-item>
            </text:list>
          </draw:text-box>
          <svg:title/>
          <svg:desc/>
        </draw:frame>
      </draw:page>
      <draw:page draw:name="Slide5" draw:style-name="a544" draw:master-page-name="Master1-Layout2-obj-Title-and-Content" presentation:presentation-page-layout-name="Master1-PPL2" draw:id="Slide-260">
        <draw:frame draw:id="id77" presentation:style-name="a548" draw:name="Title 1" svg:x="0.91667in" svg:y="0.39931in" svg:width="11.5in" svg:height="1.44965in" presentation:class="title" presentation:placeholder="false">
          <draw:text-box>
            <text:p text:style-name="a547" text:class-names="" text:cond-style-name=""><text:span text:style-name="a545" text:class-names="">Conclusie</text:span><text:span text:style-name="a546" text:class-names=""/></text:p>
          </draw:text-box>
          <svg:title/>
          <svg:desc/>
        </draw:frame>
        <draw:frame draw:id="id78" presentation:style-name="a54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cd2d8"/>
    </style:style>
    <style:style style:family="table-cell" style:name="a36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ccd2d8"/>
    </style:style>
    <style:style style:family="table-cell" style:name="a356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03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5/03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5/03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5/03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5/03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5/03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5/03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5/03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5/03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5/03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5/03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5/03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05T12:33:36Z</dc:date>
    <meta:editing-cycles>1</meta:editing-cycles>
    <meta:editing-duration>PT1117S</meta:editing-duration>
    <meta:document-statistic meta:paragraph-count="20" meta:word-count="33"/>
  </office:meta>
</office:document-meta>
</file>